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4"/>
    <style:style style:name="ce3" style:family="table-cell" style:parent-style-name="Default" style:data-style-name="N110"/>
    <style:style style:name="ce4" style:family="table-cell" style:parent-style-name="Default" style:data-style-name="N107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Convertisseur Francs en Euros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Taux de conversion</text:p>
          </table:table-cell>
          <table:table-cell table:style-name="ce3" office:value-type="float" office:value="6.55957" calcext:value-type="float">
            <text:p>6,55957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Francs</text:p>
          </table:table-cell>
          <table:table-cell table:style-name="Default" office:value-type="string" calcext:value-type="string">
            <text:p>Euros</text:p>
          </table:table-cell>
        </table:table-row>
        <table:table-row table:style-name="ro3">
          <table:table-cell office:value-type="currency" office:currency="FRF" office:value="10" calcext:value-type="currency">
            <text:p>10,00 F</text:p>
          </table:table-cell>
          <table:table-cell table:formula="of:=[.A5]/TauxConversion" office:value-type="currency" office:currency="EUR" office:value="1.5244901723741" calcext:value-type="currency">
            <text:p>1,52 €</text:p>
          </table:table-cell>
        </table:table-row>
        <table:table-row table:style-name="ro3">
          <table:table-cell office:value-type="currency" office:currency="FRF" office:value="20" calcext:value-type="currency">
            <text:p>20,00 F</text:p>
          </table:table-cell>
          <table:table-cell table:formula="of:=[.A6]/TauxConversion" office:value-type="currency" office:currency="EUR" office:value="3.04898034474821" calcext:value-type="currency">
            <text:p>3,05 €</text:p>
          </table:table-cell>
        </table:table-row>
        <table:table-row table:style-name="ro3">
          <table:table-cell office:value-type="currency" office:currency="FRF" office:value="30" calcext:value-type="currency">
            <text:p>30,00 F</text:p>
          </table:table-cell>
          <table:table-cell table:formula="of:=[.A7]/TauxConversion" office:value-type="currency" office:currency="EUR" office:value="4.57347051712231" calcext:value-type="currency">
            <text:p>4,57 €</text:p>
          </table:table-cell>
        </table:table-row>
        <table:table-row table:style-name="ro3">
          <table:table-cell office:value-type="currency" office:currency="FRF" office:value="40" calcext:value-type="currency">
            <text:p>40,00 F</text:p>
          </table:table-cell>
          <table:table-cell table:formula="of:=[.A8]/TauxConversion" office:value-type="currency" office:currency="EUR" office:value="6.09796068949642" calcext:value-type="currency">
            <text:p>6,10 €</text:p>
          </table:table-cell>
        </table:table-row>
        <table:table-row table:style-name="ro3">
          <table:table-cell office:value-type="currency" office:currency="FRF" office:value="50" calcext:value-type="currency">
            <text:p>50,00 F</text:p>
          </table:table-cell>
          <table:table-cell table:formula="of:=[.A9]/TauxConversion" office:value-type="currency" office:currency="EUR" office:value="7.62245086187052" calcext:value-type="currency">
            <text:p>7,62 €</text:p>
          </table:table-cell>
        </table:table-row>
        <table:table-row table:style-name="ro3">
          <table:table-cell office:value-type="currency" office:currency="FRF" office:value="60" calcext:value-type="currency">
            <text:p>60,00 F</text:p>
          </table:table-cell>
          <table:table-cell table:formula="of:=[.A10]/TauxConversion" office:value-type="currency" office:currency="EUR" office:value="9.14694103424462" calcext:value-type="currency">
            <text:p>9,15 €</text:p>
          </table:table-cell>
        </table:table-row>
        <table:table-row table:style-name="ro3">
          <table:table-cell office:value-type="currency" office:currency="FRF" office:value="70" calcext:value-type="currency">
            <text:p>70,00 F</text:p>
          </table:table-cell>
          <table:table-cell table:formula="of:=[.A11]/TauxConversion" office:value-type="currency" office:currency="EUR" office:value="10.6714312066187" calcext:value-type="currency">
            <text:p>10,67 €</text:p>
          </table:table-cell>
        </table:table-row>
        <table:table-row table:style-name="ro3">
          <table:table-cell office:value-type="currency" office:currency="FRF" office:value="80" calcext:value-type="currency">
            <text:p>80,00 F</text:p>
          </table:table-cell>
          <table:table-cell table:formula="of:=[.A12]/TauxConversion" office:value-type="currency" office:currency="EUR" office:value="12.1959213789928" calcext:value-type="currency">
            <text:p>12,20 €</text:p>
          </table:table-cell>
        </table:table-row>
        <table:table-row table:style-name="ro3">
          <table:table-cell office:value-type="currency" office:currency="FRF" office:value="100" calcext:value-type="currency">
            <text:p>100,00 F</text:p>
          </table:table-cell>
          <table:table-cell table:formula="of:=[.A13]/TauxConversion" office:value-type="currency" office:currency="EUR" office:value="15.244901723741" calcext:value-type="currency">
            <text:p>15,24 €</text:p>
          </table:table-cell>
        </table:table-row>
        <table:table-row table:style-name="ro3">
          <table:table-cell office:value-type="currency" office:currency="FRF" office:value="1000" calcext:value-type="currency">
            <text:p>1 000,00 F</text:p>
          </table:table-cell>
          <table:table-cell table:formula="of:=[.A14]/TauxConversion" office:value-type="currency" office:currency="EUR" office:value="152.44901723741" calcext:value-type="currency">
            <text:p>152,45 €</text:p>
          </table:table-cell>
        </table:table-row>
        <table:table-row table:style-name="ro3">
          <table:table-cell office:value-type="currency" office:currency="FRF" office:value="5000" calcext:value-type="currency">
            <text:p>5 000,00 F</text:p>
          </table:table-cell>
          <table:table-cell table:formula="of:=[.A15]/TauxConversion" office:value-type="currency" office:currency="EUR" office:value="762.245086187052" calcext:value-type="currency">
            <text:p>762,25 €</text:p>
          </table:table-cell>
        </table:table-row>
        <table:table-row table:style-name="ro3">
          <table:table-cell office:value-type="currency" office:currency="FRF" office:value="10000" calcext:value-type="currency">
            <text:p>10 000,00 F</text:p>
          </table:table-cell>
          <table:table-cell table:formula="of:=[.A16]/TauxConversion" office:value-type="currency" office:currency="EUR" office:value="1524.4901723741" calcext:value-type="currency">
            <text:p>1 524,49 €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TauxConversion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4:22:03.527845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ominique Lachiver</meta:initial-creator>
    <meta:creation-date>2005-11-27T11:22:56</meta:creation-date>
    <dc:creator>jbressand </dc:creator>
    <dc:date>2015-03-18T14:26:11.960251109</dc:date>
    <dc:language>fr-FR</dc:language>
    <meta:editing-cycles>3</meta:editing-cycles>
    <meta:editing-duration>PT6M23S</meta:editing-duration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